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af6c" officeooo:paragraph-rsid="0014af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servation: </text:p>
      <text:p text:style-name="P1">{"DistanceTravelled":0,</text:p>
      <text:p text:style-name="P1">"TimeAlive":22,</text:p>
      <text:p text:style-name="P1">"MobsKilled":0,</text:p>
      <text:p text:style-name="P1">"DamageTaken":0,</text:p>
      <text:p text:style-name="P1">"Life":20.0,</text:p>
      <text:p text:style-name="P1">"Score":0,</text:p>
      <text:p text:style-name="P1">"Food":20,</text:p>
      <text:p text:style-name="P1">"XP":0,</text:p>
      <text:p text:style-name="P1">"IsAlive":true,</text:p>
      <text:p text:style-name="P1">"Air":300,</text:p>
      <text:p text:style-name="P1">"Xpos":23.5,</text:p>
      <text:p text:style-name="P1">"Ypos":217.0,</text:p>
      <text:p text:style-name="P1">"Zpos":0.5,</text:p>
      <text:p text:style-name="P1">"Pitch":0.0,</text:p>
      <text:p text:style-name="P1">"Yaw":0.0,</text:p>
      <text:p text:style-name="P1">"WorldTime":6000,</text:p>
      <text:p text:style-name="P1">"TotalTime":49,</text:p>
      <text:p text:style-name="P1">"grid":["stone","stone","stone","stained_hardened_clay","emerald_block","stained_hardened_clay","glowstone","glowstone","glowstone"]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13:34:35.098134526</meta:creation-date>
    <dc:date>2016-11-27T13:40:50.833876350</dc:date>
    <meta:editing-duration>PT6M19S</meta:editing-duration>
    <meta:editing-cycles>1</meta:editing-cycles>
    <meta:document-statistic meta:table-count="0" meta:image-count="0" meta:object-count="0" meta:page-count="1" meta:paragraph-count="19" meta:word-count="19" meta:character-count="369" meta:non-whitespace-character-count="368"/>
    <meta:generator>LibreOffice/5.1.4.2$Linux_X86_64 LibreOffice_project/10m0$Build-2</meta:generator>
  </office:meta>
</office:document-meta>
</file>